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1875in" fo:margin-left="0in" table:align="left"/>
    </style:style>
    <style:style style:name="Style.A" style:family="table-column">
      <style:table-column-properties style:column-width="1.7313in"/>
    </style:style>
    <style:style style:name="Style.C" style:family="table-column">
      <style:table-column-properties style:column-width="1.9125in"/>
    </style:style>
    <style:style style:name="Style.D" style:family="table-column">
      <style:table-column-properties style:column-width="1.8125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5in" table:align="margins" style:may-break-between-rows="false"/>
    </style:style>
    <style:style style:name="TestCases.A" style:family="table-column">
      <style:table-column-properties style:column-width="1.7313in" style:rel-column-width="16383*"/>
    </style:style>
    <style:style style:name="TestCases.D" style:family="table-column">
      <style:table-column-properties style:column-width="1.7313in" style:rel-column-width="16386*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officeooo:rsid="00229abe" officeooo:paragraph-rsid="00229abe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11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12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13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14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officeooo:rsid="00257751" officeooo:paragraph-rsid="00257751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officeooo:rsid="00257751" officeooo:paragraph-rsid="00257751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2pt" officeooo:rsid="0026f1fc" officeooo:paragraph-rsid="0026f1fc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2pt" officeooo:rsid="0026f1fc" officeooo:paragraph-rsid="0026f1fc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officeooo:rsid="00257751" officeooo:paragraph-rsid="00257751"/>
    </style:style>
    <style:style style:name="P24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25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26" style:family="paragraph" style:parent-style-name="Table_20_Contents">
      <style:paragraph-properties fo:text-align="start" style:justify-single-word="false"/>
      <style:text-properties officeooo:paragraph-rsid="0026f1fc"/>
    </style:style>
    <style:style style:name="P27" style:family="paragraph" style:parent-style-name="Table_20_Contents">
      <style:paragraph-properties fo:text-align="start" style:justify-single-word="false"/>
      <style:text-properties officeooo:rsid="00239962" officeooo:paragraph-rsid="00239962"/>
    </style:style>
    <style:style style:name="P28" style:family="paragraph" style:parent-style-name="Table_20_Contents">
      <style:paragraph-properties fo:text-align="start" style:justify-single-word="false"/>
      <style:text-properties officeooo:rsid="00239962" officeooo:paragraph-rsid="0026f1fc"/>
    </style:style>
    <style:style style:name="T1" style:family="text">
      <style:text-properties officeooo:rsid="00229abe"/>
    </style:style>
    <style:style style:name="T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bold" officeooo:rsid="0016f69b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bold" officeooo:rsid="00239962" style:font-size-asian="12pt" style:font-weight-asian="bold" style:font-size-complex="12pt" style:font-weight-complex="bold"/>
    </style:style>
    <style:style style:name="T7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229abe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239962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244d4d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2497a5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25775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26f1fc" style:font-size-asian="12pt" style:font-weight-asian="normal" style:font-size-complex="12pt" style:font-weight-complex="normal"/>
    </style:style>
    <style:style style:name="T14" style:family="text">
      <style:text-properties officeooo:rsid="0016f69b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6f69b" style:font-weight-asian="normal" style:font-weight-complex="normal"/>
    </style:style>
    <style:style style:name="T17" style:family="text">
      <style:text-properties fo:font-weight="normal" officeooo:rsid="00239962" style:font-weight-asian="normal" style:font-weight-complex="normal"/>
    </style:style>
    <style:style style:name="T18" style:family="text">
      <style:text-properties fo:font-weight="normal" officeooo:rsid="00244d4d" style:font-weight-asian="normal" style:font-weight-complex="normal"/>
    </style:style>
    <style:style style:name="T19" style:family="text">
      <style:text-properties officeooo:rsid="00239962"/>
    </style:style>
    <style:style style:name="T20" style:family="text">
      <style:text-properties officeooo:rsid="00244d4d"/>
    </style:style>
    <style:style style:name="T21" style:family="text">
      <style:text-properties officeooo:rsid="00257751"/>
    </style:style>
    <style:style style:name="T22" style:family="text">
      <style:text-properties officeooo:rsid="0026f1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21">2</text:span></text:p>
      <text:p text:style-name="P1"/>
      <text:p text:style-name="P3">Style: 20 points</text:p>
      <text:p text:style-name="P3"/>
      <table:table table:name="Style" table:style-name="Style">
        <table:table-column table:style-name="Style.A" table:number-columns-repeated="2"/>
        <table:table-column table:style-name="Style.C"/>
        <table:table-column table:style-name="Style.D"/>
        <table:table-row>
          <table:table-cell table:style-name="Style.A1" office:value-type="string">
            <text:p text:style-name="P13">Item</text:p>
          </table:table-cell>
          <table:table-cell table:style-name="Style.A1" office:value-type="string">
            <text:p text:style-name="P13">Notes</text:p>
          </table:table-cell>
          <table:table-cell table:style-name="Style.A1" office:value-type="string">
            <text:p text:style-name="P13">Points Possible</text:p>
          </table:table-cell>
          <table:table-cell table:style-name="Style.D1" office:value-type="string">
            <text:p text:style-name="P13">Points Earned</text:p>
          </table:table-cell>
        </table:table-row>
        <table:table-row>
          <table:table-cell table:style-name="Style.A2" office:value-type="string">
            <text:p text:style-name="P7">Correct file nam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6">2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Author nam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6">2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Dat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9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10">Consistent indenting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9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23">Variable names are meaningful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6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23">File is closed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6">4</text:p>
          </table:table-cell>
          <table:table-cell table:style-name="Style.D2" office:value-type="string">
            <text:p text:style-name="P6"/>
          </table:table-cell>
        </table:table-row>
      </table:table>
      <text:p text:style-name="P3"/>
      <text:p text:style-name="P3"/>
      <text:p text:style-name="P15">Test Cases: 40 points</text:p>
      <text:p text:style-name="P3"/>
      <table:table table:name="TestCases" table:style-name="TestCases">
        <table:table-column table:style-name="TestCases.A" table:number-columns-repeated="3"/>
        <table:table-column table:style-name="TestCases.D"/>
        <table:table-row>
          <table:table-cell table:style-name="TestCases.A1" office:value-type="string">
            <text:p text:style-name="P14">Input</text:p>
          </table:table-cell>
          <table:table-cell table:style-name="TestCases.A1" office:value-type="string">
            <text:p text:style-name="P14">Expected Output</text:p>
          </table:table-cell>
          <table:table-cell table:style-name="TestCases.A1" office:value-type="string">
            <text:p text:style-name="P13">Points Possible</text:p>
          </table:table-cell>
          <table:table-cell table:style-name="TestCases.D1" office:value-type="string">
            <text:p text:style-name="P13">Points Earned</text:p>
          </table:table-cell>
        </table:table-row>
        <table:table-row>
          <table:table-cell table:style-name="TestCases.A2" office:value-type="string">
            <text:p text:style-name="P17">Jean</text:p>
            <text:p text:style-name="P17">3.4</text:p>
            <text:p text:style-name="P17">2</text:p>
            <text:p text:style-name="P17">78666</text:p>
          </table:table-cell>
          <table:table-cell table:style-name="TestCases.A2" office:value-type="string">
            <text:p text:style-name="P11"><text:span text:style-name="T4">c</text:span><text:span text:style-name="T3">out: </text:span><text:span text:style-name="T12">accept</text:span></text:p>
            <text:p text:style-name="P11"><text:span text:style-name="T5">f</text:span><text:span text:style-name="T3">ile:</text:span><text:span text:style-name="T8"> </text:span><text:span text:style-name="T12">Jean</text:span></text:p>
          </table:table-cell>
          <table:table-cell table:style-name="TestCases.A2" office:value-type="string">
            <text:p text:style-name="P19">8</text:p>
          </table:table-cell>
          <table:table-cell table:style-name="TestCases.D2" office:value-type="string">
            <text:p text:style-name="P8"/>
          </table:table-cell>
        </table:table-row>
        <table:table-row>
          <table:table-cell table:style-name="TestCases.A2" office:value-type="string">
            <text:p text:style-name="P17">Jones</text:p>
            <text:p text:style-name="P17">3.0</text:p>
            <text:p text:style-name="P17">3</text:p>
            <text:p text:style-name="P17">78666</text:p>
          </table:table-cell>
          <table:table-cell table:style-name="TestCases.A2" office:value-type="string">
            <text:p text:style-name="P11"><text:span text:style-name="T4">c</text:span><text:span text:style-name="T3">out: </text:span><text:span text:style-name="T12">wait list</text:span></text:p>
            <text:p text:style-name="P11"><text:span text:style-name="T5">f</text:span><text:span text:style-name="T3">ile:</text:span><text:span text:style-name="T8"> </text:span><text:span text:style-name="T12">Jean</text:span></text:p>
          </table:table-cell>
          <table:table-cell table:style-name="TestCases.A2" office:value-type="string">
            <text:p text:style-name="P19">8</text:p>
          </table:table-cell>
          <table:table-cell table:style-name="TestCases.D2" office:value-type="string">
            <text:p text:style-name="P8"/>
          </table:table-cell>
        </table:table-row>
        <table:table-row>
          <table:table-cell table:style-name="TestCases.A2" office:value-type="string">
            <text:p text:style-name="P17">James</text:p>
            <text:p text:style-name="P17">3.0</text:p>
            <text:p text:style-name="P17">7</text:p>
            <text:p text:style-name="P17">78702</text:p>
          </table:table-cell>
          <table:table-cell table:style-name="TestCases.A2" office:value-type="string">
            <text:p text:style-name="P12"><text:span text:style-name="T4">c</text:span><text:span text:style-name="T3">out: </text:span><text:span text:style-name="T12">do not accept</text:span></text:p>
            <text:p text:style-name="P12"><text:span text:style-name="T5">f</text:span><text:span text:style-name="T6">ile</text:span><text:span text:style-name="T9">: </text:span><text:span text:style-name="T12">Jean</text:span></text:p>
          </table:table-cell>
          <table:table-cell table:style-name="TestCases.A2" office:value-type="string">
            <text:p text:style-name="P19">8</text:p>
          </table:table-cell>
          <table:table-cell table:style-name="TestCases.D2" office:value-type="string">
            <text:p text:style-name="P8"/>
          </table:table-cell>
        </table:table-row>
        <table:table-row>
          <table:table-cell table:style-name="TestCases.A2" office:value-type="string">
            <text:p text:style-name="P17">Jared</text:p>
            <text:p text:style-name="P17">3.8</text:p>
            <text:p text:style-name="P17">0</text:p>
            <text:p text:style-name="P17">77042</text:p>
          </table:table-cell>
          <table:table-cell table:style-name="TestCases.A2" office:value-type="string">
            <text:p text:style-name="P12"><text:span text:style-name="T4">c</text:span><text:span text:style-name="T3">out: </text:span><text:span text:style-name="T12">accept</text:span></text:p>
            <text:p text:style-name="P27"><text:span text:style-name="T2">file</text:span><text:span text:style-name="T7">: </text:span><text:span text:style-name="T12">Jean</text:span></text:p>
            <text:p text:style-name="P27"><text:span text:style-name="T12"><text:s text:c="7"/>Jared</text:span></text:p>
          </table:table-cell>
          <table:table-cell table:style-name="TestCases.A2" office:value-type="string">
            <text:p text:style-name="P19">8</text:p>
          </table:table-cell>
          <table:table-cell table:style-name="TestCases.D2" office:value-type="string">
            <text:p text:style-name="P8"/>
          </table:table-cell>
        </table:table-row>
        <table:table-row>
          <table:table-cell table:style-name="TestCases.A2" office:value-type="string">
            <text:p text:style-name="P20">Jobs</text:p>
            <text:p text:style-name="P20">3.2</text:p>
            <text:p text:style-name="P20">2</text:p>
            <text:p text:style-name="P20">70847</text:p>
          </table:table-cell>
          <table:table-cell table:style-name="TestCases.A2" office:value-type="string">
            <text:p text:style-name="P26"><text:span text:style-name="T4">c</text:span><text:span text:style-name="T3">out: </text:span><text:span text:style-name="T13">wait list</text:span></text:p>
            <text:p text:style-name="P28"><text:span text:style-name="T2">file</text:span><text:span text:style-name="T7">: </text:span><text:span text:style-name="T12">Jean</text:span></text:p>
            <text:p text:style-name="P28"><text:span text:style-name="T12"><text:s text:c="7"/>Jared</text:span></text:p>
          </table:table-cell>
          <table:table-cell table:style-name="TestCases.A2" office:value-type="string">
            <text:p text:style-name="P19">8</text:p>
          </table:table-cell>
          <table:table-cell table:style-name="TestCases.D2" office:value-type="string">
            <text:p text:style-name="P8"/>
          </table:table-cell>
        </table:table-row>
      </table:table>
      <text:p text:style-name="P3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09-12T17:59:02.115949401</dc:date>
    <meta:editing-duration>PT1H51M26S</meta:editing-duration>
    <meta:editing-cycles>9</meta:editing-cycles>
    <meta:generator>LibreOffice/6.4.5.2$Linux_X86_64 LibreOffice_project/40$Build-2</meta:generator>
    <meta:document-statistic meta:table-count="2" meta:image-count="0" meta:object-count="0" meta:page-count="2" meta:paragraph-count="64" meta:word-count="105" meta:character-count="508" meta:non-whitespace-character-count="453"/>
  </office:meta>
</office:document-meta>
</file>